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language="pt" fo:country="PT"/>
    </style:style>
    <style:style style:name="T3" style:parent-style-name="DefaultParagraphFont" style:family="text">
      <style:text-properties fo:language="pt" fo:country="PT"/>
    </style:style>
    <style:style style:name="T4" style:parent-style-name="DefaultParagraphFont" style:family="text">
      <style:text-properties fo:language="pt" fo:country="PT"/>
    </style:style>
  </office:automatic-styles>
  <office:body>
    <office:text text:use-soft-page-breaks="true">
      <text:p text:style-name="P1">Relatório</text:p>
      <text:p text:style-name="Normal">Mariama Kamara</text:p>
      <text:p text:style-name="Normal"/>
      <text:p text:style-name="Normal"><text:span text:style-name="T2">Foquei me na criação das e</text:span><text:span text:style-name="T3">struturas de Stacks e Queues, pois sentia-me com mais dificuldades nelas e queria-me desafiar, não só a aprender a implementar Stacks e Queues mas como a implementação delas utilizando Linked list.</text:span><text:span text:style-name="T4"><text:s/>Tambem trabelhei na junção dos nossos códigos. Propûs a ideia de trabalhamos em separado porque confudo-me rapidamente quando tenho muitas linhas de código, tenho a tendência a trabalhar por blocos/parte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une Cecilia</meta:initial-creator>
    <dc:creator>June Cecilia</dc:creator>
    <meta:creation-date>2024-06-14T19:42:00Z</meta:creation-date>
    <dc:date>2024-06-15T13:10:00Z</dc:date>
    <meta:template xlink:href="Normal" xlink:type="simple"/>
    <meta:editing-cycles>2</meta:editing-cycles>
    <meta:editing-duration>PT62880S</meta:editing-duration>
    <meta:document-statistic meta:page-count="1" meta:paragraph-count="1" meta:word-count="68" meta:character-count="455" meta:row-count="3" meta:non-whitespace-character-count="388"/>
  </office:meta>
</office:document-meta>
</file>